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733" officeooo:paragraph-rsid="0001a733"/>
    </style:style>
    <style:style style:name="P2" style:family="paragraph" style:parent-style-name="Standard">
      <style:text-properties officeooo:paragraph-rsid="000337e3"/>
    </style:style>
    <style:style style:name="P3" style:family="paragraph" style:parent-style-name="Standard">
      <style:text-properties officeooo:paragraph-rsid="0005b6aa"/>
    </style:style>
    <style:style style:name="P4" style:family="paragraph" style:parent-style-name="Standard">
      <style:text-properties officeooo:rsid="0009c3e5" officeooo:paragraph-rsid="0009c3e5"/>
    </style:style>
    <style:style style:name="P5" style:family="paragraph" style:parent-style-name="Standard">
      <style:text-properties officeooo:rsid="000ba032" officeooo:paragraph-rsid="000ba032"/>
    </style:style>
    <style:style style:name="T1" style:family="text">
      <style:text-properties officeooo:rsid="000337e3"/>
    </style:style>
    <style:style style:name="T2" style:family="text">
      <style:text-properties officeooo:rsid="0005b6aa"/>
    </style:style>
    <style:style style:name="T3" style:family="text">
      <style:text-properties officeooo:rsid="00080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 Niche Breadth simulation application on Ubuntu</text:p>
      <text:p text:style-name="P1"/>
      <text:h text:style-name="Heading_20_2" text:outline-level="2">1. Install g++</text:h>
      <text:p text:style-name="P2"><text:span text:style-name="T1">&gt;sudo apt-get install g++</text:span></text:p>
      <text:p text:style-name="P2"/>
      <text:h text:style-name="Heading_20_2" text:outline-level="2">2. Install Boost package</text:h>
      <text:p text:style-name="P3"><text:span text:style-name="T2">&gt;</text:span><text:span text:style-name="Source_20_Text">sudo apt-get install libboost-all-dev</text:span></text:p>
      <text:p text:style-name="P3"/>
      <text:h text:style-name="Heading_20_2" text:outline-level="2"><text:span text:style-name="Source_20_Text"><text:span text:style-name="T3">3. Compile and install gdal 1.11.1</text:span></text:span></text:h>
      <text:p text:style-name="P4">&gt;./configure</text:p>
      <text:p text:style-name="P4">&gt;make</text:p>
      <text:p text:style-name="P4">&gt;sudo make install</text:p>
      <text:p text:style-name="P4"/>
      <text:p text:style-name="P5">4. add the following parameter to the end of ~/.bash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8:03:54.199264916</meta:creation-date>
    <dc:date>2014-11-21T19:39:07.213471965</dc:date>
    <meta:editing-duration>PT1H29M2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43" meta:character-count="278" meta:non-whitespace-character-count="245"/>
  </office:meta>
</office:document-meta>
</file>